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7cf61" officeooo:paragraph-rsid="0007cf61"/>
    </style:style>
    <style:style style:name="P2" style:family="paragraph" style:parent-style-name="Standard" style:list-style-name="L2">
      <style:text-properties officeooo:rsid="0007cf61" officeooo:paragraph-rsid="0007cf61"/>
    </style:style>
    <style:style style:name="P3" style:family="paragraph" style:parent-style-name="Standard" style:list-style-name="L2">
      <style:text-properties officeooo:rsid="00086a04" officeooo:paragraph-rsid="00086a04"/>
    </style:style>
    <style:style style:name="P4" style:family="paragraph" style:parent-style-name="Standard" style:list-style-name="L2">
      <style:text-properties officeooo:rsid="000a4473" officeooo:paragraph-rsid="000a4473"/>
    </style:style>
    <style:style style:name="P5" style:family="paragraph" style:parent-style-name="Standard" style:list-style-name="L2">
      <style:text-properties officeooo:rsid="000a56f8" officeooo:paragraph-rsid="000a56f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86a04"/>
    </style:style>
    <style:style style:name="T4" style:family="text">
      <style:text-properties officeooo:rsid="000a447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bruary 22<text:span text:style-name="T1">nd</text:span>, 2023</text:p>
      <text:p text:style-name="P1">Kitkat Dambeck</text:p>
      <text:p text:style-name="P1">Visual thinking 1b</text:p>
      <text:p text:style-name="P1">Types of Space</text:p>
      <text:p text:style-name="P1"/>
      <text:list xml:id="list15992139" text:style-name="L2">
        <text:list-item>
          <text:p text:style-name="P4">What is space?</text:p>
          <text:list>
            <text:list-item>
              <text:p text:style-name="P4">Space around, in, and between objects.</text:p>
            </text:list-item>
            <text:list-item>
              <text:p text:style-name="P4">The negative of form.</text:p>
            </text:list-item>
          </text:list>
        </text:list-item>
        <text:list-item>
          <text:p text:style-name="P2">Types of space.</text:p>
          <text:list>
            <text:list-item>
              <text:p text:style-name="P2">Atmospheric.</text:p>
              <text:list>
                <text:list-item>
                  <text:p text:style-name="P2">Archetype of the landscape.</text:p>
                </text:list-item>
                <text:list-item>
                  <text:p text:style-name="P2">Representational of space in the world.</text:p>
                </text:list-item>
                <text:list-item>
                  <text:p text:style-name="P2">Sky and land. </text:p>
                </text:list-item>
              </text:list>
            </text:list-item>
            <text:list-item>
              <text:p text:style-name="P5">Presentational. </text:p>
              <text:list>
                <text:list-item>
                  <text:p text:style-name="P2">Push &amp; pull.</text:p>
                </text:list-item>
                <text:list-item>
                  <text:p text:style-name="P2">Color planes. </text:p>
                </text:list-item>
                <text:list-item>
                  <text:p text:style-name="P2">Ambiguity in which planes are on top of each other. This is the namesake push and pull.</text:p>
                </text:list-item>
                <text:list-item>
                  <text:p text:style-name="P2"><text:span text:style-name="T3">Also called “Equivical</text:span>?” I forgot my glasses.</text:p>
                </text:list-item>
                <text:list-item>
                  <text:p text:style-name="P3">Figure ground illusion. Multiple colors fight for the background. </text:p>
                </text:list-item>
              </text:list>
            </text:list-item>
          </text:list>
        </text:list-item>
        <text:list-item>
          <text:p text:style-name="P2">Abstraction vs figuration.</text:p>
          <text:list>
            <text:list-item>
              <text:p text:style-name="P2">Figuration = representation. <text:span text:style-name="T4">Window to the space.</text:span></text:p>
            </text:list-item>
          </text:list>
        </text:list-item>
        <text:list-item>
          <text:p text:style-name="P4">Methods of creating the illusion of space. </text:p>
          <text:list>
            <text:list-item>
              <text:p text:style-name="P5">All of theses come from human perception &amp; the natural appearance of things. </text:p>
              <text:list>
                <text:list-item>
                  <text:p text:style-name="P5">They can be isolated and manipulated in art. </text:p>
                </text:list-item>
              </text:list>
            </text:list-item>
            <text:list-item>
              <text:p text:style-name="P4">Overlapping.</text:p>
              <text:list>
                <text:list-item>
                  <text:p text:style-name="P5">Close objects block far objects. The hidden area of the far object is implied. </text:p>
                </text:list-item>
              </text:list>
            </text:list-item>
            <text:list-item>
              <text:p text:style-name="P4">Size.</text:p>
              <text:list>
                <text:list-item>
                  <text:p text:style-name="P5">An element of perspective. Small object naturally appear farther. </text:p>
                </text:list-item>
              </text:list>
            </text:list-item>
            <text:list-item>
              <text:p text:style-name="P4">Placement (up-down).</text:p>
              <text:list>
                <text:list-item>
                  <text:p text:style-name="P5">Objects higher on the picture plane appear farther. </text:p>
                </text:list-item>
                <text:list-item>
                  <text:p text:style-name="P5">Another element of perspective. </text:p>
                </text:list-item>
              </text:list>
            </text:list-item>
            <text:list-item>
              <text:p text:style-name="P4">Detail.</text:p>
              <text:list>
                <text:list-item>
                  <text:p text:style-name="P5">Farther objects are less detailed. Closer are more detailed. </text:p>
                </text:list-item>
              </text:list>
            </text:list-item>
            <text:list-item>
              <text:p text:style-name="P4">Transparency.</text:p>
            </text:list-item>
            <text:list-item>
              <text:p text:style-name="P4">Color and value.</text:p>
              <text:list>
                <text:list-item>
                  <text:p text:style-name="P5">Warmer appears closer. Cooler appears farther. </text:p>
                </text:list-item>
                <text:list-item>
                  <text:p text:style-name="P5">Darker appears closer. Lighter appears farther. </text:p>
                </text:list-item>
              </text:list>
            </text:list-item>
            <text:list-item>
              <text:p text:style-name="P4">Perspective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2:54:04.688907480</meta:creation-date>
    <dc:date>2023-02-22T13:23:01.406735123</dc:date>
    <meta:editing-duration>PT14M2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7" meta:word-count="217" meta:character-count="1261" meta:non-whitespace-character-count="1100"/>
  </office:meta>
</office:document-meta>
</file>